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808080" draw:stroke-linejoin="round" svg:stroke-linecap="square" draw:fill="none"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dash" draw:stroke-dash="stroke-dash24" svg:stroke-width="0.052cm" svg:stroke-color="#008000" draw:stroke-linejoin="round" svg:stroke-linecap="butt" draw:fill="none" fo:padding-top="0.026cm" fo:padding-bottom="0.026cm" fo:padding-left="0.026cm" fo:padding-right="0.026cm"/>
    </style:style>
    <style:style style:name="gr6" style:family="graphic" style:parent-style-name="standard">
      <style:graphic-properties draw:stroke="solid" svg:stroke-width="0.052cm" svg:stroke-color="#ff0000" draw:stroke-linejoin="round" svg:stroke-linecap="square" draw:fill="none" fo:padding-top="0.026cm" fo:padding-bottom="0.026cm" fo:padding-left="0.026cm" fo:padding-right="0.026cm"/>
    </style:style>
    <style:style style:name="gr7"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8" style:family="graphic" style:parent-style-name="standard">
      <style:graphic-properties draw:stroke="none" draw:fill="none" draw:textarea-horizontal-align="left" draw:textarea-vertical-align="top" draw:auto-grow-height="true" draw:auto-grow-width="true" fo:min-height="1.644cm" fo:min-width="6.274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1.973cm" fo:min-width="5.328cm" fo:padding-top="0cm" fo:padding-bottom="0cm" fo:padding-left="0cm" fo:padding-right="0cm"/>
    </style:style>
    <style:style style:name="gr10"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1" style:family="graphic" style:parent-style-name="standard">
      <style:graphic-properties draw:stroke="dash" draw:stroke-dash="stroke-dash24" svg:stroke-width="0.052cm" svg:stroke-color="#808080" draw:stroke-linejoin="round" svg:stroke-linecap="butt" draw:fill="none" fo:padding-top="0.026cm" fo:padding-bottom="0.026cm" fo:padding-left="0.026cm" fo:padding-right="0.026cm"/>
    </style:style>
    <style:style style:name="gr12" style:family="graphic" style:parent-style-name="standard">
      <style:graphic-properties draw:stroke="none" draw:fill="none" draw:textarea-horizontal-align="left" draw:textarea-vertical-align="top" draw:auto-grow-height="true" draw:auto-grow-width="true" fo:min-height="1.644cm" fo:min-width="11.601cm" fo:padding-top="0cm" fo:padding-bottom="0cm" fo:padding-left="0cm" fo:padding-right="0cm"/>
    </style:style>
    <style:style style:name="gr13" style:family="graphic" style:parent-style-name="standard">
      <style:graphic-properties draw:stroke="none" svg:stroke-color="#000000" draw:fill="none" draw:fill-color="#ffffff" draw:textarea-horizontal-align="left" draw:auto-grow-height="true" draw:auto-grow-width="true" fo:min-height="11.881cm" fo:min-width="1.179cm"/>
    </style:style>
    <style:style style:name="gr14" style:family="graphic" style:parent-style-name="standard">
      <style:graphic-properties draw:stroke="none" svg:stroke-color="#000000" draw:fill="none" draw:fill-color="#ffffff" draw:textarea-horizontal-align="left" draw:auto-grow-height="true" draw:auto-grow-width="true" fo:min-height="11.856cm" fo:min-width="1.977cm"/>
    </style:style>
    <style:style style:name="gr15" style:family="graphic" style:parent-style-name="standard">
      <style:graphic-properties draw:stroke="none" svg:stroke-color="#000000" draw:fill="none" draw:fill-color="#ffffff" draw:textarea-horizontal-align="left" draw:auto-grow-height="true" draw:auto-grow-width="true" fo:min-height="1.619cm" fo:min-width="36.76cm"/>
    </style:style>
    <style:style style:name="gr16" style:family="graphic" style:parent-style-name="objectwithoutfill">
      <style:graphic-properties draw:stroke="dash" draw:stroke-dash="Fine_20_Dashed" svg:stroke-width="0.081cm" draw:marker-start-width="0.321cm" draw:marker-end-width="0.321cm" draw:fill="none" draw:textarea-horizontal-align="center" draw:textarea-vertical-align="middle" fo:padding-top="0.04cm" fo:padding-bottom="0.04cm" fo:padding-left="0.04cm" fo:padding-right="0.04cm"/>
    </style:style>
    <style:style style:name="gr17" style:family="graphic" style:parent-style-name="standard">
      <style:graphic-properties draw:stroke="none" svg:stroke-color="#000000" draw:fill="none" draw:fill-color="#ffffff" fo:min-height="3.237cm"/>
    </style:style>
    <style:style style:name="gr18" style:family="graphic" style:parent-style-name="objectwithoutfill">
      <style:graphic-properties draw:fill="none" draw:textarea-horizontal-align="center" draw:textarea-vertical-align="middl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paragraph-properties fo:text-align="start" style:writing-mode="lr-tb"/>
      <style:text-properties fo:font-size="40pt" style:font-size-asian="40pt" style:font-size-complex="40pt"/>
    </style:style>
    <style:style style:name="P6" style:family="paragraph">
      <style:paragraph-properties fo:margin-left="0.457cm" fo:margin-right="0cm" fo:margin-top="0.406cm" fo:margin-bottom="0cm" fo:text-indent="0cm"/>
    </style:style>
    <style:style style:name="P7" style:family="paragraph">
      <style:paragraph-properties fo:margin-top="0.965cm" fo:margin-bottom="0cm"/>
    </style:style>
    <style:style style:name="P8" style:family="paragraph">
      <style:paragraph-properties fo:margin-top="0.864cm" fo:margin-bottom="0cm"/>
    </style:style>
    <style:style style:name="P9" style:family="paragraph">
      <style:paragraph-properties fo:margin-top="1.067cm" fo:margin-bottom="0cm"/>
    </style:style>
    <style:style style:name="P10" style:family="paragraph">
      <loext:graphic-properties draw:fill="none" draw:fill-color="#ffffff"/>
      <style:paragraph-properties fo:margin-left="0.457cm" fo:margin-right="0cm" fo:margin-top="0.406cm" fo:margin-bottom="0cm" fo:text-indent="0cm"/>
      <style:text-properties style:font-name="Dyuthi" fo:font-size="40pt" fo:font-weight="normal" style:font-size-asian="40pt" style:font-weight-asian="normal" style:font-size-complex="40pt" style:font-weight-complex="normal"/>
    </style:style>
    <style:style style:name="P11" style:family="paragraph">
      <style:paragraph-properties fo:margin-left="0.102cm" fo:margin-right="0cm" fo:margin-top="0.508cm" fo:margin-bottom="0.102cm" fo:text-indent="0cm"/>
    </style:style>
    <style:style style:name="P12" style:family="paragraph">
      <style:paragraph-properties fo:margin-left="0.102cm" fo:margin-right="0cm" fo:margin-top="0.254cm" fo:margin-bottom="0.102cm" fo:text-indent="0cm"/>
    </style:style>
    <style:style style:name="P13" style:family="paragraph">
      <style:paragraph-properties fo:margin-left="0.102cm" fo:margin-right="0cm" fo:margin-top="0.152cm" fo:margin-bottom="0.102cm" fo:text-indent="0cm"/>
    </style:style>
    <style:style style:name="P14" style:family="paragraph">
      <style:paragraph-properties fo:margin-top="0cm" fo:margin-bottom="0cm"/>
    </style:style>
    <style:style style:name="P15" style:family="paragraph">
      <style:paragraph-properties fo:margin-top="0cm" fo:margin-bottom="0.102cm"/>
    </style:style>
    <style:style style:name="P16" style:family="paragraph">
      <loext:graphic-properties draw:fill="none" draw:fill-color="#ffffff"/>
      <style:paragraph-properties fo:margin-left="0.102cm" fo:margin-right="0cm" fo:margin-top="0.508cm" fo:margin-bottom="0.102cm" fo:text-indent="0cm"/>
      <style:text-properties fo:font-size="40pt" fo:font-weight="normal" style:font-size-asian="40pt" style:font-weight-asian="normal" style:font-size-complex="40pt" style:font-weight-complex="normal"/>
    </style:style>
    <style:style style:name="P17" style:family="paragraph">
      <loext:graphic-properties draw:fill="none" draw:fill-color="#ffffff"/>
      <style:text-properties fo:font-size="40pt" fo:font-weight="normal" style:font-size-asian="40pt" style:font-weight-asian="normal" style:font-size-complex="40pt" style:font-weight-complex="normal"/>
    </style:style>
    <style:style style:name="P18" style:family="paragraph">
      <loext:graphic-properties draw:fill="none"/>
      <style:paragraph-properties fo:text-align="center"/>
    </style:style>
    <style:style style:name="P19" style:family="paragraph">
      <loext:graphic-properties draw:fill="none" draw:fill-color="#ffffff"/>
      <style:text-properties fo:font-size="40pt" style:font-size-asian="40pt" style:font-size-complex="40pt"/>
    </style:style>
    <style:style style:name="T1" style:family="text">
      <style:text-properties fo:color="#000000" style:font-name="DejaVuSans" fo:font-size="40pt" style:font-size-asian="40pt" style:font-name-complex="DejaVuSans" style:font-size-complex="40pt"/>
    </style:style>
    <style:style style:name="T2" style:family="text">
      <style:text-properties fo:font-size="40pt" fo:font-weight="normal" style:font-size-asian="40pt" style:font-weight-asian="normal" style:font-size-complex="40pt" style:font-weight-complex="normal"/>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583cm" svg:height="9.697cm" svg:x="2.78cm" svg:y="0.934cm" svg:viewBox="0 0 38584 9698" draw:points="0,9698 38584,9698 38584,0 0,0">
          <text:p/>
        </draw:polygon>
        <draw:line draw:style-name="gr2" draw:text-style-name="P2" draw:layer="layout" svg:x1="4.596cm" svg:y1="12.37cm" svg:x2="4.562cm" svg:y2="0.934cm">
          <text:p/>
        </draw:line>
        <draw:polygon draw:style-name="gr3" draw:text-style-name="P3" draw:layer="layout" svg:width="0cm" svg:height="0.161cm" svg:x="4.562cm" svg:y="12.306cm" svg:viewBox="0 0 0 162" draw:points="0,0 0,162">
          <text:p/>
        </draw:polygon>
        <draw:line draw:style-name="gr4" draw:text-style-name="P2" draw:layer="layout" svg:x1="4.562cm" svg:y1="12.306cm" svg:x2="4.562cm" svg:y2="12.468cm">
          <text:p/>
        </draw:line>
        <draw:line draw:style-name="gr2" draw:text-style-name="P2" draw:layer="layout" svg:x1="11.775cm" svg:y1="10.631cm" svg:x2="11.775cm" svg:y2="0.934cm">
          <text:p/>
        </draw:line>
        <draw:polygon draw:style-name="gr3" draw:text-style-name="P3" draw:layer="layout" svg:width="0cm" svg:height="0.161cm" svg:x="11.775cm" svg:y="12.306cm" svg:viewBox="0 0 0 162" draw:points="0,0 0,162">
          <text:p/>
        </draw:polygon>
        <draw:line draw:style-name="gr4" draw:text-style-name="P2" draw:layer="layout" svg:x1="11.775cm" svg:y1="12.306cm" svg:x2="11.775cm" svg:y2="12.468cm">
          <text:p/>
        </draw:line>
        <draw:line draw:style-name="gr2" draw:text-style-name="P2" draw:layer="layout" svg:x1="18.988cm" svg:y1="10.631cm" svg:x2="18.988cm" svg:y2="0.934cm">
          <text:p/>
        </draw:line>
        <draw:polygon draw:style-name="gr3" draw:text-style-name="P3" draw:layer="layout" svg:width="0cm" svg:height="0.161cm" svg:x="18.988cm" svg:y="12.306cm" svg:viewBox="0 0 0 162" draw:points="0,0 0,162">
          <text:p/>
        </draw:polygon>
        <draw:line draw:style-name="gr4" draw:text-style-name="P2" draw:layer="layout" svg:x1="18.988cm" svg:y1="12.306cm" svg:x2="18.988cm" svg:y2="12.468cm">
          <text:p/>
        </draw:line>
        <draw:line draw:style-name="gr2" draw:text-style-name="P2" draw:layer="layout" svg:x1="26.2cm" svg:y1="10.631cm" svg:x2="26.2cm" svg:y2="0.934cm">
          <text:p/>
        </draw:line>
        <draw:polygon draw:style-name="gr3" draw:text-style-name="P3" draw:layer="layout" svg:width="0cm" svg:height="0.161cm" svg:x="26.2cm" svg:y="12.306cm" svg:viewBox="0 0 0 162" draw:points="0,0 0,162">
          <text:p/>
        </draw:polygon>
        <draw:line draw:style-name="gr4" draw:text-style-name="P2" draw:layer="layout" svg:x1="26.2cm" svg:y1="12.306cm" svg:x2="26.2cm" svg:y2="12.468cm">
          <text:p/>
        </draw:line>
        <draw:line draw:style-name="gr2" draw:text-style-name="P2" draw:layer="layout" svg:x1="33.414cm" svg:y1="10.631cm" svg:x2="33.414cm" svg:y2="0.934cm">
          <text:p/>
        </draw:line>
        <draw:polygon draw:style-name="gr3" draw:text-style-name="P3" draw:layer="layout" svg:width="0cm" svg:height="0.161cm" svg:x="33.414cm" svg:y="12.306cm" svg:viewBox="0 0 0 162" draw:points="0,0 0,162">
          <text:p/>
        </draw:polygon>
        <draw:line draw:style-name="gr4" draw:text-style-name="P2" draw:layer="layout" svg:x1="33.414cm" svg:y1="12.306cm" svg:x2="33.414cm" svg:y2="12.468cm">
          <text:p/>
        </draw:line>
        <draw:line draw:style-name="gr2" draw:text-style-name="P2" draw:layer="layout" svg:x1="40.664cm" svg:y1="12.37cm" svg:x2="40.626cm" svg:y2="0.934cm">
          <text:p/>
        </draw:line>
        <draw:polygon draw:style-name="gr3" draw:text-style-name="P3" draw:layer="layout" svg:width="0.132cm" svg:height="0cm" svg:x="4.082cm" svg:y="11.787cm" svg:viewBox="0 0 133 0" draw:points="133,0 0,0">
          <text:p/>
        </draw:polygon>
        <draw:line draw:style-name="gr4" draw:text-style-name="P2" draw:layer="layout" svg:x1="4.215cm" svg:y1="11.787cm" svg:x2="4.082cm" svg:y2="11.787cm">
          <text:p/>
        </draw:line>
        <draw:polygon draw:style-name="gr3" draw:text-style-name="P3" draw:layer="layout" svg:width="0.132cm" svg:height="0cm" svg:x="4.082cm" svg:y="10.483cm" svg:viewBox="0 0 133 0" draw:points="133,0 0,0">
          <text:p/>
        </draw:polygon>
        <draw:line draw:style-name="gr4" draw:text-style-name="P2" draw:layer="layout" svg:x1="4.215cm" svg:y1="10.483cm" svg:x2="4.082cm" svg:y2="10.483cm">
          <text:p/>
        </draw:line>
        <draw:polygon draw:style-name="gr3" draw:text-style-name="P3" draw:layer="layout" svg:width="0.132cm" svg:height="0cm" svg:x="4.082cm" svg:y="9.183cm" svg:viewBox="0 0 133 0" draw:points="133,0 0,0">
          <text:p/>
        </draw:polygon>
        <draw:line draw:style-name="gr4" draw:text-style-name="P2" draw:layer="layout" svg:x1="4.215cm" svg:y1="9.183cm" svg:x2="4.082cm" svg:y2="9.183cm">
          <text:p/>
        </draw:line>
        <draw:polygon draw:style-name="gr3" draw:text-style-name="P3" draw:layer="layout" svg:width="0.132cm" svg:height="0cm" svg:x="4.082cm" svg:y="7.881cm" svg:viewBox="0 0 133 0" draw:points="133,0 0,0">
          <text:p/>
        </draw:polygon>
        <draw:line draw:style-name="gr4" draw:text-style-name="P2" draw:layer="layout" svg:x1="4.215cm" svg:y1="7.881cm" svg:x2="4.082cm" svg:y2="7.881cm">
          <text:p/>
        </draw:line>
        <draw:polygon draw:style-name="gr3" draw:text-style-name="P3" draw:layer="layout" svg:width="0.132cm" svg:height="0cm" svg:x="4.082cm" svg:y="6.58cm" svg:viewBox="0 0 133 0" draw:points="133,0 0,0">
          <text:p/>
        </draw:polygon>
        <draw:line draw:style-name="gr4" draw:text-style-name="P2" draw:layer="layout" svg:x1="4.215cm" svg:y1="6.58cm" svg:x2="4.082cm" svg:y2="6.58cm">
          <text:p/>
        </draw:line>
        <draw:polygon draw:style-name="gr3" draw:text-style-name="P3" draw:layer="layout" svg:width="0.132cm" svg:height="0cm" svg:x="4.082cm" svg:y="5.279cm" svg:viewBox="0 0 133 0" draw:points="133,0 0,0">
          <text:p/>
        </draw:polygon>
        <draw:line draw:style-name="gr4" draw:text-style-name="P2" draw:layer="layout" svg:x1="4.215cm" svg:y1="5.279cm" svg:x2="4.082cm" svg:y2="5.279cm">
          <text:p/>
        </draw:line>
        <draw:polygon draw:style-name="gr3" draw:text-style-name="P3" draw:layer="layout" svg:width="0.132cm" svg:height="0cm" svg:x="4.082cm" svg:y="3.978cm" svg:viewBox="0 0 133 0" draw:points="133,0 0,0">
          <text:p/>
        </draw:polygon>
        <draw:line draw:style-name="gr4" draw:text-style-name="P2" draw:layer="layout" svg:x1="4.215cm" svg:y1="3.978cm" svg:x2="4.082cm" svg:y2="3.978cm">
          <text:p/>
        </draw:line>
        <draw:polygon draw:style-name="gr3" draw:text-style-name="P3" draw:layer="layout" svg:width="0.132cm" svg:height="0cm" svg:x="4.082cm" svg:y="2.676cm" svg:viewBox="0 0 133 0" draw:points="133,0 0,0">
          <text:p/>
        </draw:polygon>
        <draw:line draw:style-name="gr4" draw:text-style-name="P2" draw:layer="layout" svg:x1="4.215cm" svg:y1="2.676cm" svg:x2="4.082cm" svg:y2="2.676cm">
          <text:p/>
        </draw:line>
        <draw:polygon draw:style-name="gr3" draw:text-style-name="P3" draw:layer="layout" svg:width="0.132cm" svg:height="0cm" svg:x="4.082cm" svg:y="1.376cm" svg:viewBox="0 0 133 0" draw:points="133,0 0,0">
          <text:p/>
        </draw:polygon>
        <draw:line draw:style-name="gr4" draw:text-style-name="P2" draw:layer="layout" svg:x1="4.215cm" svg:y1="1.376cm" svg:x2="4.082cm" svg:y2="1.376cm">
          <text:p/>
        </draw:line>
        <draw:polyline draw:style-name="gr5" draw:text-style-name="P2" draw:layer="layout" svg:width="35.653cm" svg:height="9.109cm" svg:x="4.562cm" svg:y="1.376cm" svg:viewBox="0 0 35654 9110" draw:points="0,286 10,573 25,859 44,1427 225,5584 292,6835 348,7692 404,8361 439,8665 462,8825 498,8998 520,9070 543,9105 555,9110 567,9105 577,9093 589,9070 612,8998 646,8825 681,8572 715,8244 759,7692 782,7370 815,6835 883,5584 950,4137 1125,0 2277,0 2536,5808 2604,7019 2661,7841 2707,8361 2765,8825 2788,8950 2811,9038 2834,9093 2846,9105 2858,9110 2870,9105 2881,9093 2893,9070 2916,8998 2940,8891 2963,8749 3000,8470 3022,8244 3057,7841 3103,7199 3150,6442 3273,3879 3352,1988 3433,0 4590,0 4625,859 4648,1143 4650,1427 4685,2266 4700,2542 4720,3087 4779,4390 4861,6026 4919,7019 4977,7841 5023,8361 5069,8749 5105,8950 5129,9038 5151,9093 5164,9105 5175,9110 5188,9105 5200,9093 5224,9038 5248,8950 5273,8825 5307,8572 5344,8244 5391,7692 5449,6835 5508,5808 5555,4882 5592,4137 5772,0 6959,0 7195,5354 7253,6442 7300,7199 7382,8244 7429,8665 7463,8891 7485,8998 7509,9070 7520,9093 7532,9105 7543,9110 7555,9105 7567,9093 7592,9038 7617,8950 7641,8825 7677,8572 7768,8244 7862,7841 7924,7536 8019,7019 8050,6835 8075,6641 8113,6236 8158,5584 8174,5354 8409,0 9596,0 9834,5354 9867,6026 9881,6236 9901,6641 9946,7370 9993,7983 10075,8749 10109,8950 10131,9038 10143,9070 10165,9093 10167,9105 10178,9110 10189,9105 10201,9093 10226,9038 10248,8950 10271,8825 10307,8572 10364,7983 10410,7370 10482,6236 10513,5584 10536,5122 10604,3618 10761,0 11927,0 12081,3618 12151,5122 12230,6641 12277,7370 12357,8361 12395,8665 12429,8891 12479,9070 12502,9105 12514,9110 12526,9105 12538,9093 12551,9070 12574,8998 12598,8891 12620,8749 12643,8572 12678,8244 12734,7536 12769,7019 12840,5808 12897,4638 12953,3354 13092,0 14259,0 14342,1988 14496,5354 14515,5584 14549,6236 14594,7019 14642,7692 14676,8117 14712,8470 14734,8665 14758,8825 14782,8950 14805,9038 14829,9093 14842,9105 14853,9110 14864,9105 14875,9093 14900,9038 14922,8950 14960,8749 15041,7983 15120,6835 15168,6026 15237,4638 15285,3618 15380,1427 15441,0 16639,0 16734,2266 16817,4137 16897,5808 16954,6835 16977,7199 17022,7841 17067,8361 17102,8665 17162,8998 17186,9070 17209,9105 17221,9110 17234,9105 17245,9093 17267,9038 17291,8950 17313,8825 17336,8665 17383,8244 17452,7370 17499,6641 17556,5584 17614,4390 17757,1143 17790,286 17802,0 18959,0 19091,3087 19184,5122 19208,5584 19255,6442 19303,7199 19351,7841 19384,8244 19420,8572 19455,8825 19481,8950 19504,9038 19527,9093 19539,9105 19552,9110 19565,9105 19577,9093 19600,9038 19627,8950 19653,8825 19678,8665 19714,8361 19739,8117 19776,7692 19836,6835 19900,5808 20003,3879 20189,0 21370,0 21509,3354 21523,3618 21543,4137 21624,5808 21727,7536 21772,8117 21843,8749 21866,8891 21901,9038 21912,9070 21936,9105 21947,9110 21958,9105 21970,9093 21994,9038 22019,8950 22064,8665 22099,8361 22134,7983 22182,7370 22214,6835 22260,6026 22355,4137 22539,0 23714,0 23760,1143 23821,2542 23869,3618 23904,4390 24001,6236 24074,7370 24086,7536 24101,7692 24122,7983 24169,8470 24209,8749 24245,8950 24269,9038 24295,9093 24307,9105 24318,9110 24330,9105 24343,9093 24367,9038 24391,8950 24415,8825 24439,8665 24474,8361 24522,7841 24585,7019 24603,6641 24677,5354 24796,2817 24908,286 24918,0 26099,0 26159,1427 26287,4390 26357,5808 26428,7019 26473,7692 26488,7841 26497,7983 26556,8572 26577,8749 26613,8950 26638,9038 26661,9093 26673,9105 26685,9110 26697,9105 26710,9093 26733,9038 26757,8950 26781,8825 26804,8665 26840,8361 26887,7841 26922,7370 26993,6236 27088,4390 27198,1988 27286,0 28486,0 28606,2817 28678,4137 28795,6442 28889,7841 28934,8361 28980,8749 29003,8891 29027,8998 29050,9070 29074,9105 29087,9110 29098,9105 29109,9093 29135,9038 29149,8998 29181,8825 29205,8665 29241,8361 29290,7841 29371,6641 29452,5122 29558,2817 29676,0 30868,0 31081,4882 31141,6026 31189,6835 31212,7199 31236,7536 31270,7983 31318,8470 31353,8749 31377,8891 31401,8998 31425,9070 31449,9105 31462,9110 31474,9105 31487,9093 31509,9038 31533,8950 31556,8825 31580,8665 31616,8361 31661,7841 31719,7019 31801,5584 31917,3087 31975,1708 32045,0 33243,0 33375,3087 33433,4390 33550,6641 33597,7370 33620,7692 33701,8572 33737,8825 33761,8950 33785,9038 33808,9093 33821,9105 33833,9110 33847,9105 33857,9093 33885,9038 33929,8825 33953,8665 34000,8244 34048,7692 34094,7019 34164,5808 34223,4638 34379,1143 34426,0 35654,0">
          <text:p/>
        </draw:polyline>
        <draw:polyline draw:style-name="gr6" draw:text-style-name="P2" draw:layer="layout" svg:width="35.653cm" svg:height="10.411cm" svg:x="4.562cm" svg:y="1.376cm" svg:viewBox="0 0 35654 10412" draw:points="0,0 91,0 103,242 114,340 126,319 137,349 147,653 160,801 182,1228 214,1587 237,2261 247,2442 270,3527 304,5404 326,8354 338,8863 348,8825 360,8090 371,7100 383,6809 404,6005 416,5974 439,5289 450,5167 462,5128 474,5116 485,4867 498,5199 509,5606 532,7058 567,10210 589,9979 612,7402 634,6321 646,6349 657,5993 669,5837 681,5788 691,6044 715,5651 726,6067 739,5776 748,5906 772,5855 782,5863 793,5777 815,5196 826,5284 850,6087 883,4763 895,4551 905,4484 917,4129 928,3948 961,2960 975,2427 985,2464 997,2621 1019,1799 1031,1559 1055,1247 1066,1009 1077,617 1089,0 1607,0 1619,166 1643,281 1655,258 1667,137 1703,367 1715,395 1737,406 1820,407 2433,407 2445,598 2457,855 2491,1314 2515,1467 2526,1659 2547,2634 2559,3054 2582,4080 2592,4599 2604,5524 2627,8691 2638,9238 2649,9411 2661,9480 2673,8709 2685,7682 2707,6689 2730,6649 2742,6570 2754,6452 2765,6580 2776,6335 2800,6239 2811,6362 2822,6749 2834,7248 2846,7421 2858,7466 2870,7424 2881,7663 2893,7603 2904,7474 2916,7423 2928,7410 2951,7405 2987,7403 3000,7319 3012,7326 3022,7366 3034,7144 3046,7175 3057,7166 3069,6968 3080,7240 3091,6926 3103,6394 3115,6536 3127,6612 3137,6631 3150,6790 3172,5388 3184,4849 3195,4578 3206,4490 3217,4462 3228,4454 3240,4135 3262,3100 3273,2858 3285,2988 3295,3040 3306,3015 3318,2705 3341,1701 3352,1491 3375,1258 3399,466 3409,0 4005,0 4016,190 4028,195 4039,169 4051,202 4062,338 4075,358 4096,308 4108,374 4120,368 4131,376 4143,365 4154,389 4165,403 4177,388 4201,404 4236,407 4248,396 4273,406 4353,407 4543,407 4554,390 4578,405 4590,389 4614,405 4661,407 4754,407 4779,940 4814,1378 4825,1488 4837,1707 4861,2736 4873,3056 4895,4394 4907,4779 4931,8375 4943,9132 4954,9388 4966,9403 4977,9227 4989,8068 5012,6874 5023,6641 5035,6564 5046,6279 5069,6032 5081,6010 5105,5812 5117,5781 5129,6130 5140,6852 5151,7219 5164,7344 5175,7384 5200,8014 5211,7953 5224,7624 5248,7346 5260,7337 5273,7106 5296,6478 5307,6580 5320,6529 5332,6640 5344,6893 5367,6973 5379,7214 5391,7286 5402,6941 5414,6749 5425,6354 5437,6374 5449,6547 5461,6611 5473,6514 5484,5751 5508,4833 5520,4556 5532,4474 5545,4456 5555,4120 5568,3934 5580,3305 5592,2985 5604,2807 5616,2989 5626,3039 5638,2891 5662,1740 5675,1510 5698,1212 5710,841 5723,300 5735,0 6219,0 6230,141 6241,0 6254,154 6266,237 6279,289 6291,230 6303,219 6316,228 6327,322 6340,346 6351,388 6363,332 6376,395 6388,404 6424,407 6496,407 6508,390 6532,405 6554,407 6566,390 6590,405 6638,407 6744,407 6755,390 6779,405 6803,407 6814,390 6839,405 6887,407 6898,394 6911,387 6935,405 6971,407 7007,407 7019,339 7031,377 7043,396 7055,405 7067,392 7079,403 7113,407 7125,552 7149,1084 7160,1126 7183,1330 7195,1455 7207,1669 7219,2213 7229,2431 7242,2781 7253,3657 7278,4759 7300,7893 7324,9322 7336,9192 7348,8866 7382,6875 7429,5730 7440,5724 7452,5469 7463,5374 7474,5425 7485,5231 7497,5939 7520,6799 7543,8038 7555,8496 7567,9209 7579,8872 7592,8173 7617,7474 7628,7411 7677,6001 7706,5988 7737,5858 7768,5886 7798,5616 7833,5686 7862,6312 7893,5270 7924,4729 7955,4468 7987,4451 8019,4247 8050,3916 8075,3869 8095,3239 8129,2856 8144,2460 8158,2711 8174,2873 8183,2749 8195,2542 8208,2059 8219,1781 8242,1473 8277,1126 8301,440 8313,0 9786,0 9798,644 9844,2226 9867,3936 9881,5333 9901,9767 9912,10412 9924,10412 9937,9904 9946,9381 9958,7805 9981,6390 9993,6480 10016,6562 10027,6234 10040,6153 10050,5973 10075,6438 10087,6447 10099,6291 10109,6316 10121,6914 10131,7273 10143,7361 10167,7887 10178,7965 10189,7525 10201,7507 10212,7500 10226,7438 10236,7414 10248,7509 10259,7439 10271,7416 10282,7351 10328,6299 10341,6127 10364,6519 10374,6689 10386,6530 10399,6732 10410,6766 10434,6668 10456,6548 10467,5442 10482,5169 10492,4688 10502,4525 10513,4473 10526,4456 10536,4451 10547,4361 10559,4011 10570,3263 10582,2919 10595,2727 10616,3105 10628,3022 10653,1773 10665,1515 10689,1193 10712,155 10725,0 12022,0 12034,130 12045,318 12058,379 12069,383 12081,482 12093,708 12107,823 12115,1080 12139,1351 12162,1632 12173,2123 12185,2223 12198,2638 12230,4383 12241,4810 12253,5985 12263,6546 12277,8295 12289,8968 12300,8744 12323,6905 12334,6738 12345,6482 12369,5607 12382,5283 12395,5158 12405,5125 12418,5046 12429,4724 12444,4915 12479,7205 12490,7454 12514,9542 12526,9535 12551,8191 12561,7909 12586,7115 12598,6935 12610,6395 12620,6531 12632,6075 12643,6020 12655,5985 12666,6071 12678,5957 12689,6049 12700,5888 12723,5929 12734,5855 12746,5828 12769,5589 12781,5683 12803,6399 12815,5935 12827,5276 12852,4571 12862,4484 12897,3941 12931,2670 12942,2599 12953,2719 12964,2611 12988,1732 13000,1517 13024,1217 13035,841 13046,323 13058,0 13542,0 13555,174 13566,150 13589,221 13600,314 13612,267 13624,259 13635,290 13646,382 13659,385 13670,378 13682,399 13693,363 13706,398 13730,406 13813,407 13967,407 13977,396 14002,406 14036,407 14047,339 14059,399 14082,406 14188,407 14224,407 14235,387 14247,379 14259,398 14283,406 14294,394 14319,406 14390,407 14413,407 14425,601 14448,1129 14459,1162 14496,1439 14549,3196 14584,5069 14594,7293 14606,8414 14617,9083 14629,9373 14642,9201 14653,8951 14664,7330 14687,6574 14699,6228 14712,6109 14734,5487 14758,5160 14770,5186 14782,5130 14793,5420 14805,6266 14829,7123 14853,8535 14864,8869 14875,8844 14888,8751 14900,7774 14911,7565 14922,7494 14934,7476 14945,7384 14960,6902 14970,6409 14982,6104 14993,5967 15005,5889 15017,5856 15028,6023 15041,5875 15063,5877 15086,5824 15098,5841 15108,5650 15120,5637 15144,6441 15168,5256 15179,4843 15190,4638 15214,4421 15226,4016 15237,3912 15273,2486 15285,2500 15297,2644 15344,1491 15368,1168 15403,0 16552,0 16565,169 16577,0 16734,0 16759,278 16782,226 16794,432 16806,751 16817,845 16841,1303 16851,1369 16863,1496 16875,1739 16886,2118 16897,2305 16908,2684 16944,4600 16977,8119 16988,8370 16999,8339 17010,7975 17033,6313 17045,6039 17057,5845 17067,5463 17079,5208 17090,5146 17102,5120 17117,5112 17127,4702 17138,4532 17150,4817 17174,6436 17197,7621 17209,7761 17221,8841 17234,9525 17256,7745 17267,7529 17280,7439 17291,7417 17302,7321 17313,7323 17325,7078 17336,6399 17348,6301 17372,5906 17383,5810 17407,5757 17418,5765 17429,5648 17439,5350 17463,5374 17487,5158 17499,5125 17521,5846 17533,5397 17544,5109 17556,4698 17567,4521 17590,3995 17602,3909 17614,3685 17636,2582 17648,2334 17661,2401 17672,2235 17682,1823 17694,1581 17706,1445 17721,1319 17733,1127 17743,688 17757,415 17766,0 19066,0 19091,327 19103,340 19115,444 19126,768 19138,871 19149,1153 19161,1328 19173,1406 19184,1554 19198,1893 19208,2259 19220,2458 19232,2994 19244,3713 19255,4187 19279,5733 19290,7257 19303,7971 19314,7985 19338,7488 19351,6879 19374,6592 19396,5863 19409,5385 19420,5197 19432,5139 19444,5119 19455,4840 19467,4818 19481,5009 19492,5894 19504,6360 19516,7087 19539,9398 19552,9645 19565,9182 19589,7659 19600,7604 19614,7112 19627,7126 19653,6235 19678,5891 19690,5806 19703,5776 19727,5766 19739,5765 19751,5709 19764,5357 19776,5160 19788,5205 19799,5292 19812,5162 19823,5129 19836,5117 19849,5666 19861,5895 19874,5123 19886,4664 19900,4512 19912,4474 19926,4095 19937,3921 19950,3887 19963,3388 19977,3084 19990,2468 20003,2391 20014,2513 20041,1750 20082,1172 20122,0 20762,0 20774,199 20785,0 20798,133 20811,213 20825,196 20837,198 20847,207 20861,312 20871,323 20883,347 20894,278 20907,376 20918,398 20929,389 20940,401 20952,389 20964,401 20986,406 21141,407 21240,407 21252,382 21264,401 21287,406 21440,407 21523,407 21555,1042 21578,1316 21601,1513 21613,1737 21624,2379 21636,2804 21647,3001 21658,3814 21681,4757 21727,9257 21738,9333 21750,9025 21772,7314 21786,6858 21796,6700 21808,6319 21821,6256 21831,6486 21843,6307 21854,5996 21866,5927 21879,5686 21888,5675 21901,6349 21912,7126 21925,7313 21936,7374 21947,7395 21958,7401 21982,8194 21994,8090 22028,6596 22042,6327 22055,6461 22064,6355 22076,6326 22087,5983 22099,5921 22111,5888 22122,6159 22134,5932 22145,6087 22167,5874 22182,5885 22191,5852 22202,5921 22214,6362 22226,6519 22237,6315 22249,5418 22260,4901 22272,4614 22283,4496 22295,4466 22307,4454 22319,4055 22330,3798 22342,3288 22367,2545 22379,2826 22391,2758 22403,2376 22415,1819 22428,1540 22453,1259 22465,891 22489,0 23013,0 23025,136 23036,143 23049,146 23060,130 23072,199 23085,245 23096,158 23108,295 23118,166 23129,169 23142,321 23165,376 23177,328 23187,394 23200,392 23224,406 23271,407 23283,387 23295,400 23317,406 23329,407 23340,394 23352,403 23386,407 23500,407 23513,392 23524,403 23546,407 23714,407 23881,407 23893,828 23904,1042 23917,1155 23929,1337 23941,1384 23952,1531 23965,1881 23976,2476 23989,2791 24014,4164 24026,4729 24050,7592 24062,8825 24074,9170 24086,9065 24101,8436 24122,7120 24146,6711 24157,6662 24169,6541 24182,6244 24196,6327 24209,6211 24222,5939 24233,5817 24245,5782 24257,6658 24269,7183 24282,7333 24307,7394 24318,7402 24330,7580 24354,8311 24367,8146 24379,7220 24391,6689 24403,6454 24415,6132 24427,6135 24439,6067 24451,5973 24462,6016 24474,5977 24486,5861 24498,5886 24510,6056 24522,5911 24556,5705 24570,5741 24585,5883 24593,6403 24603,6359 24615,6187 24627,5364 24639,4889 24652,4575 24662,4492 24677,4460 24712,3657 24724,3162 24747,2610 24759,2796 24771,2739 24783,2431 24808,1614 24845,1017 24858,562 24870,0 25470,0 25482,157 25495,181 25508,160 25519,196 25530,311 25555,243 25568,357 25578,361 25591,290 25602,382 25615,382 25627,368 25639,379 25651,399 25662,383 25674,332 25686,379 25698,378 25710,383 25725,400 25733,390 25745,403 25781,407 25792,385 25804,400 25828,406 25863,407 25875,376 25886,394 25898,404 25923,407 25933,385 25946,400 25958,405 25970,389 25981,401 26004,406 26028,407 26040,385 26052,400 26075,406 26124,407 26135,389 26159,405 26171,395 26195,406 26241,407 26252,294 26263,634 26275,772 26287,838 26310,1270 26323,1365 26333,1511 26345,1802 26357,2261 26369,2561 26382,3093 26392,3946 26405,4549 26439,8124 26450,9022 26462,8870 26473,8899 26488,8555 26497,7281 26520,6080 26542,5325 26556,5179 26565,5140 26589,5112 26601,5109 26626,5601 26638,6575 26649,7164 26661,7552 26673,8211 26685,8372 26697,9067 26710,7964 26721,7560 26745,7329 26757,6907 26769,6844 26781,6312 26792,6201 26804,5956 26816,5929 26840,5802 26850,5776 26863,5810 26875,5777 26887,5539 26899,5494 26911,5677 26922,5651 26934,5216 26947,5144 26958,5123 26970,5360 26982,6113 26993,5735 27017,4752 27029,4547 27041,4483 27064,3979 27076,3905 27100,2870 27112,2447 27124,2288 27135,2345 27160,1648 27185,1365 27198,1176 27236,0 27762,0 27775,136 27787,0 27799,196 27813,160 27823,153 27835,185 27848,155 27872,259 27885,250 27897,303 27921,310 27933,277 27945,323 27958,321 27969,340 27980,382 27993,383 28005,395 28018,383 28029,383 28041,357 28052,377 28068,368 28077,330 28089,394 28101,404 28125,407 28137,382 28149,399 28173,406 28304,407 28388,407 28401,392 28414,403 28438,407 28462,407 28474,396 28486,338 28498,396 28509,404 28521,323 28534,392 28546,403 28558,406 28581,361 28594,390 28606,403 28637,407 28651,538 28665,896 28678,1011 28704,1294 28715,1385 28727,1522 28738,1865 28750,2371 28761,2523 28773,3069 28795,4384 28808,4810 28830,7598 28842,8232 28853,8472 28865,8215 28877,7667 28889,7435 28900,6934 28912,6782 28923,6695 28934,6656 28946,6362 28956,5746 28969,5386 28980,5200 28991,5139 29003,5118 29016,5390 29027,5763 29050,7002 29062,7337 29074,7477 29098,8634 29109,8478 29122,7821 29135,7680 29149,6964 29159,7006 29171,6394 29181,6088 29205,5883 29217,5848 29229,5793 29241,5774 29252,5768 29264,5535 29276,5675 29290,5609 29301,5742 29313,5793 29336,5242 29347,5138 29359,5276 29371,5883 29382,6176 29394,5866 29417,4681 29429,4538 29441,4477 29487,3609 29510,3021 29521,2437 29533,2425 29545,2476 29570,1657 29605,1165 29629,420 29642,0 30407,0 30419,193 30430,0 30443,197 30457,0 30465,197 30477,147 30489,203 30501,0 30512,158 30524,154 30548,177 30560,149 30572,240 30583,284 30595,223 30609,332 30632,175 30643,289 30655,286 30666,250 30678,322 30690,340 30702,299 30714,314 30725,357 30737,245 30749,300 30762,261 30774,289 30786,217 30797,318 30809,357 30821,347 30833,321 30858,395 30868,382 30881,385 30893,400 30906,330 30916,398 30927,404 30939,381 30951,401 30975,407 30988,407 31000,392 31010,403 31024,406 31034,500 31046,806 31069,1181 31081,1331 31093,1423 31105,1555 31118,1900 31152,3492 31177,4549 31189,5776 31212,8770 31226,8808 31236,9332 31247,8959 31270,6854 31283,6574 31294,6180 31318,5923 31330,5470 31344,5233 31353,5149 31365,5156 31377,5124 31390,5282 31413,6330 31425,6498 31437,7038 31449,7301 31474,8584 31487,8651 31497,8513 31509,7698 31521,7527 31533,7285 31545,6554 31556,6436 31568,6028 31580,5852 31592,5913 31604,5807 31616,5968 31626,5972 31638,5687 31650,5817 31661,5766 31673,5759 31683,5793 31696,5764 31707,5393 31719,5238 31731,5325 31742,6099 31753,6459 31765,5983 31789,4799 31801,4561 31811,4489 31823,4463 31835,4034 31847,3920 31859,3762 31869,3387 31881,2611 31893,2380 31906,2489 31917,2506 31928,1896 31952,1469 31964,1340 31975,1161 32010,0 32681,0 32693,142 32707,235 32719,155 32743,215 32755,163 32767,198 32779,297 32791,206 32803,179 32825,230 32837,295 32849,239 32861,330 32872,343 32884,344 32896,361 32908,306 32920,387 32932,401 32942,379 32954,372 32966,377 32978,396 32990,404 33002,338 33013,398 33025,405 33037,406 33049,385 33061,400 33085,406 33134,407 33146,392 33158,404 33194,407 33219,407 33231,390 33255,405 33279,407 33291,398 33314,406 33398,407 33422,860 33433,913 33446,1038 33468,1340 33482,1488 33527,3126 33562,5615 33584,8521 33608,8758 33633,7914 33654,6136 33666,5884 33679,5445 33690,5232 33701,5136 33713,5117 33725,4895 33737,4779 33749,4602 33761,4654 33773,5765 33785,6315 33797,7424 33808,7367 33833,9477 33847,9592 33857,8867 33869,7772 33894,7462 33907,7413 33929,7405 33941,7137 33953,7355 33965,7094 33989,6003 34012,5830 34024,5777 34036,5769 34058,5016 34070,5104 34082,5041 34094,5089 34105,5104 34116,5108 34140,6207 34151,5600 34176,4643 34199,4385 34210,4028 34223,3916 34234,3759 34269,2352 34281,2363 34293,2159 34319,1531 34347,1263 34366,645 34379,0 34794,0 34816,360 34830,378 34841,460 34855,478 34865,557 34878,591 34890,600 34901,582 34914,625 34927,624 34939,582 34951,631 34978,577 34990,620 35003,624 35015,637 35028,607 35041,592 35054,596 35067,617 35080,551 35092,562 35103,602 35116,553 35129,613 35140,530 35153,606 35164,555 35177,582 35187,522 35199,503 35211,589 35224,538 35236,540 35248,487 35259,496 35284,551 35297,488 35309,483 35322,508 35334,491 35345,492 35357,465 35370,538 35382,482 35395,450 35407,540 35419,465 35431,476 35443,497 35455,450 35467,439 35479,496 35491,482 35502,536 35515,459 35527,469 35540,509 35552,507 35565,444 35577,522 35589,465 35614,428 35628,423 35641,438 35654,420">
          <text:p/>
        </draw:polyline>
        <draw:line draw:style-name="gr7" draw:text-style-name="P2" draw:layer="layout" svg:x1="4.469cm" svg:y1="12.371cm" svg:x2="40.602cm" svg:y2="12.353cm">
          <text:p/>
        </draw:line>
        <draw:frame draw:style-name="gr8" draw:text-style-name="P5" draw:layer="layout" svg:width="6.274cm" svg:height="1.644cm" draw:transform="rotate (1.5707963267949) translate (0.786cm 9.303cm)">
          <draw:text-box>
            <text:p text:style-name="P4"><text:span text:style-name="T1">Force[N]</text:span></text:p>
          </draw:text-box>
        </draw:frame>
        <draw:polygon draw:style-name="gr1" draw:text-style-name="P1" draw:layer="layout" svg:width="38.456cm" svg:height="11.233cm" svg:x="2.66cm" svg:y="14.299cm" svg:viewBox="0 0 38457 11234" draw:points="0,11234 38457,11234 38457,0 0,0">
          <text:p/>
        </draw:polygon>
        <draw:line draw:style-name="gr2" draw:text-style-name="P2" draw:layer="layout" svg:x1="4.442cm" svg:y1="25.531cm" svg:x2="4.442cm" svg:y2="14.299cm">
          <text:p/>
        </draw:line>
        <draw:polygon draw:style-name="gr3" draw:text-style-name="P3" draw:layer="layout" svg:width="0cm" svg:height="0.156cm" svg:x="4.442cm" svg:y="25.532cm" svg:viewBox="0 0 0 157" draw:points="0,0 0,157">
          <text:p/>
        </draw:polygon>
        <draw:line draw:style-name="gr4" draw:text-style-name="P2" draw:layer="layout" svg:x1="4.442cm" svg:y1="25.532cm" svg:x2="4.442cm" svg:y2="25.689cm">
          <text:p/>
        </draw:line>
        <draw:line draw:style-name="gr2" draw:text-style-name="P2" draw:layer="layout" svg:x1="11.655cm" svg:y1="25.531cm" svg:x2="11.655cm" svg:y2="14.299cm">
          <text:p/>
        </draw:line>
        <draw:polygon draw:style-name="gr3" draw:text-style-name="P3" draw:layer="layout" svg:width="0cm" svg:height="0.156cm" svg:x="11.655cm" svg:y="25.532cm" svg:viewBox="0 0 0 157" draw:points="0,0 0,157">
          <text:p/>
        </draw:polygon>
        <draw:line draw:style-name="gr4" draw:text-style-name="P2" draw:layer="layout" svg:x1="11.655cm" svg:y1="25.532cm" svg:x2="11.655cm" svg:y2="25.689cm">
          <text:p/>
        </draw:line>
        <draw:line draw:style-name="gr2" draw:text-style-name="P2" draw:layer="layout" svg:x1="18.868cm" svg:y1="25.531cm" svg:x2="18.868cm" svg:y2="14.299cm">
          <text:p/>
        </draw:line>
        <draw:polygon draw:style-name="gr3" draw:text-style-name="P3" draw:layer="layout" svg:width="0cm" svg:height="0.156cm" svg:x="18.868cm" svg:y="25.532cm" svg:viewBox="0 0 0 157" draw:points="0,0 0,157">
          <text:p/>
        </draw:polygon>
        <draw:line draw:style-name="gr4" draw:text-style-name="P2" draw:layer="layout" svg:x1="18.868cm" svg:y1="25.532cm" svg:x2="18.868cm" svg:y2="25.689cm">
          <text:p/>
        </draw:line>
        <draw:line draw:style-name="gr2" draw:text-style-name="P2" draw:layer="layout" svg:x1="26.08cm" svg:y1="25.531cm" svg:x2="26.08cm" svg:y2="14.299cm">
          <text:p/>
        </draw:line>
        <draw:polygon draw:style-name="gr3" draw:text-style-name="P3" draw:layer="layout" svg:width="0cm" svg:height="0.156cm" svg:x="26.08cm" svg:y="25.532cm" svg:viewBox="0 0 0 157" draw:points="0,0 0,157">
          <text:p/>
        </draw:polygon>
        <draw:line draw:style-name="gr4" draw:text-style-name="P2" draw:layer="layout" svg:x1="26.08cm" svg:y1="25.532cm" svg:x2="26.08cm" svg:y2="25.689cm">
          <text:p/>
        </draw:line>
        <draw:line draw:style-name="gr2" draw:text-style-name="P2" draw:layer="layout" svg:x1="33.294cm" svg:y1="25.531cm" svg:x2="33.294cm" svg:y2="14.299cm">
          <text:p/>
        </draw:line>
        <draw:polygon draw:style-name="gr3" draw:text-style-name="P3" draw:layer="layout" svg:width="0cm" svg:height="0.156cm" svg:x="33.294cm" svg:y="25.532cm" svg:viewBox="0 0 0 157" draw:points="0,0 0,157">
          <text:p/>
        </draw:polygon>
        <draw:line draw:style-name="gr4" draw:text-style-name="P2" draw:layer="layout" svg:x1="33.294cm" svg:y1="25.532cm" svg:x2="33.294cm" svg:y2="25.689cm">
          <text:p/>
        </draw:line>
        <draw:line draw:style-name="gr2" draw:text-style-name="P2" draw:layer="layout" svg:x1="40.506cm" svg:y1="25.531cm" svg:x2="40.506cm" svg:y2="14.299cm">
          <text:p/>
        </draw:line>
        <draw:polygon draw:style-name="gr3" draw:text-style-name="P3" draw:layer="layout" svg:width="0.132cm" svg:height="0cm" svg:x="3.792cm" svg:y="24.682cm" svg:viewBox="0 0 133 0" draw:points="133,0 0,0">
          <text:p/>
        </draw:polygon>
        <draw:line draw:style-name="gr4" draw:text-style-name="P2" draw:layer="layout" svg:x1="3.925cm" svg:y1="24.682cm" svg:x2="3.792cm" svg:y2="24.682cm">
          <text:p/>
        </draw:line>
        <draw:frame draw:style-name="gr9" draw:text-style-name="P5" draw:layer="layout" svg:width="5.328cm" svg:height="1.973cm" svg:x="18.439cm" svg:y="27.501cm">
          <draw:text-box>
            <text:p text:style-name="P4"><text:span text:style-name="T1">Time[s]</text:span></text:p>
          </draw:text-box>
        </draw:frame>
        <draw:polygon draw:style-name="gr3" draw:text-style-name="P3" draw:layer="layout" svg:width="0.132cm" svg:height="0cm" svg:x="3.792cm" svg:y="23.019cm" svg:viewBox="0 0 133 0" draw:points="133,0 0,0">
          <text:p/>
        </draw:polygon>
        <draw:line draw:style-name="gr4" draw:text-style-name="P2" draw:layer="layout" svg:x1="3.925cm" svg:y1="23.019cm" svg:x2="3.792cm" svg:y2="23.019cm">
          <text:p/>
        </draw:line>
        <draw:polygon draw:style-name="gr3" draw:text-style-name="P3" draw:layer="layout" svg:width="0.132cm" svg:height="0cm" svg:x="3.792cm" svg:y="21.356cm" svg:viewBox="0 0 133 0" draw:points="133,0 0,0">
          <text:p/>
        </draw:polygon>
        <draw:line draw:style-name="gr4" draw:text-style-name="P2" draw:layer="layout" svg:x1="3.925cm" svg:y1="21.356cm" svg:x2="3.792cm" svg:y2="21.356cm">
          <text:p/>
        </draw:line>
        <draw:polygon draw:style-name="gr3" draw:text-style-name="P3" draw:layer="layout" svg:width="0.132cm" svg:height="0cm" svg:x="3.792cm" svg:y="19.692cm" svg:viewBox="0 0 133 0" draw:points="133,0 0,0">
          <text:p/>
        </draw:polygon>
        <draw:line draw:style-name="gr4" draw:text-style-name="P2" draw:layer="layout" svg:x1="3.925cm" svg:y1="19.692cm" svg:x2="3.792cm" svg:y2="19.692cm">
          <text:p/>
        </draw:line>
        <draw:polygon draw:style-name="gr3" draw:text-style-name="P3" draw:layer="layout" svg:width="0.132cm" svg:height="0cm" svg:x="3.792cm" svg:y="18.029cm" svg:viewBox="0 0 133 0" draw:points="133,0 0,0">
          <text:p/>
        </draw:polygon>
        <draw:line draw:style-name="gr4" draw:text-style-name="P2" draw:layer="layout" svg:x1="3.925cm" svg:y1="18.029cm" svg:x2="3.792cm" svg:y2="18.029cm">
          <text:p/>
        </draw:line>
        <draw:polygon draw:style-name="gr3" draw:text-style-name="P3" draw:layer="layout" svg:width="0.132cm" svg:height="0cm" svg:x="3.792cm" svg:y="16.366cm" svg:viewBox="0 0 133 0" draw:points="133,0 0,0">
          <text:p/>
        </draw:polygon>
        <draw:line draw:style-name="gr4" draw:text-style-name="P2" draw:layer="layout" svg:x1="3.925cm" svg:y1="16.366cm" svg:x2="3.792cm" svg:y2="16.366cm">
          <text:p/>
        </draw:line>
        <draw:polygon draw:style-name="gr3" draw:text-style-name="P3" draw:layer="layout" svg:width="0.132cm" svg:height="0cm" svg:x="3.792cm" svg:y="14.703cm" svg:viewBox="0 0 133 0" draw:points="133,0 0,0">
          <text:p/>
        </draw:polygon>
        <draw:line draw:style-name="gr4" draw:text-style-name="P2" draw:layer="layout" svg:x1="3.925cm" svg:y1="14.703cm" svg:x2="3.792cm" svg:y2="14.703cm">
          <text:p/>
        </draw:line>
        <draw:polyline draw:style-name="gr10" draw:text-style-name="P2" draw:layer="layout" svg:width="35.653cm" svg:height="10.211cm" svg:x="4.442cm" svg:y="14.809cm" svg:viewBox="0 0 35654 10212" draw:points="0,3220 44,3221 68,3227 91,3227 103,3349 126,3349 137,3726 147,3726 160,4419 182,4419 191,5208 214,5208 225,6150 247,6150 259,7582 282,7582 292,8970 304,9179 326,9179 338,9539 360,9539 371,9471 383,9471 394,9136 416,9136 427,8938 439,8915 462,8915 474,9074 498,9074 509,9516 532,9516 543,9963 555,9963 567,10188 589,10188 600,10078 623,10078 634,9876 657,9876 669,9711 691,9711 704,9623 715,9616 739,9616 748,9593 759,9593 772,9524 793,9524 815,9238 838,9238 850,9029 872,9029 883,8656 905,8656 917,8110 928,8110 940,7671 961,7433 975,7433 985,7015 1007,7015 1019,6317 1043,6317 1055,5051 1066,5051 1077,3975 1089,3504 1113,3504 1125,2932 1136,2932 1148,2519 1172,2519 1184,2570 1206,2570 1218,2850 1230,2908 1254,2908 1264,3067 1287,3067 1297,3322 1319,3322 1331,3531 1354,3531 1365,3609 1390,3609 1400,3678 1412,3678 1424,3726 1446,3726 1458,3771 1482,3771 1492,3797 1515,3799 1527,3799 1538,3815 1560,3815 1572,3822 1584,3822 1597,3831 1619,3831 1631,3835 1681,3839 1691,3845 1726,3849 1785,3857 1867,3861 1877,3865 1989,3870 2012,3874 2123,3877 2147,3880 2314,3883 2374,3891 2387,3891 2399,3898 2421,3898 2433,4015 2457,4015 2469,4503 2479,4680 2502,4680 2515,5605 2536,5605 2547,6832 2570,6832 2582,8301 2592,8301 2604,9396 2627,9396 2638,9850 2661,9850 2673,9610 2695,9610 2707,9256 2720,9256 2730,9112 2742,9093 2788,9095 2800,9257 2822,9257 2834,9587 2858,9587 2870,9848 2881,9880 2904,9880 2916,9894 2928,9894 2940,9752 2963,9752 2976,9654 3000,9654 3012,9598 3034,9598 3046,9563 3057,9563 3069,9538 3080,9527 3103,9527 3115,9425 3127,9425 3137,9242 3160,9242 3172,8957 3195,8957 3206,8568 3228,8568 3240,8157 3262,8157 3273,7620 3285,7620 3295,7042 3318,6691 3341,6691 3352,6037 3363,6037 3375,4678 3399,4678 3409,3537 3421,3361 3445,3361 3459,2940 3470,2940 3480,2614 3504,2614 3528,2866 3551,2866 3563,3040 3585,3040 3596,3283 3619,3283 3630,3465 3641,3489 3663,3489 3675,3580 3687,3580 3698,3641 3720,3641 3731,3677 3755,3677 3765,3699 3788,3699 3800,3714 3821,3714 3833,3724 3890,3727 3901,3737 3913,3737 3924,3744 3947,3744 3970,3753 3995,3753 4005,3759 4028,3759 4051,3763 4075,3767 4120,3772 4143,3777 4189,3777 4201,3783 4284,3786 4306,3792 4388,3796 4447,3798 4507,3802 4554,3805 4578,3804 4625,3807 4673,3811 4700,3814 4708,3814 4720,3831 4744,3831 4754,3942 4779,3942 4791,4273 4803,4273 4814,5263 4837,5263 4861,7116 4883,7116 4895,8571 4907,8571 4919,9608 4943,9608 4954,9860 4977,9860 4989,9530 5001,9530 5012,9234 5035,9234 5046,9084 5069,9084 5081,9065 5105,9065 5117,9226 5129,9226 5140,9580 5164,9580 5175,9831 5188,9920 5211,9920 5224,9980 5236,9980 5248,9800 5273,9800 5283,9660 5296,9641 5320,9641 5332,9592 5344,9592 5354,9572 5379,9568 5391,9568 5402,9531 5414,9531 5425,9424 5449,9424 5461,9238 5484,9238 5496,8868 5520,8868 5532,8382 5545,8278 5555,8278 5568,7882 5592,7882 5604,7438 5626,7438 5638,6834 5662,6834 5675,5728 5698,5728 5710,4068 5735,4068 5747,3119 5772,3119 5782,2472 5794,2472 5807,2239 5819,2264 5831,2264 5843,2446 5866,2446 5878,2726 5903,2726 5913,2968 5937,2968 5949,3130 5972,3130 5983,3247 6006,3247 6017,3347 6029,3347 6040,3421 6064,3421 6076,3473 6090,3493 6111,3493 6124,3523 6135,3523 6147,3539 6170,3539 6182,3556 6241,3561 6254,3569 6266,3569 6279,3576 6303,3576 6316,3585 6340,3585 6351,3594 6401,3598 6424,3600 6437,3600 6448,3605 6496,3607 6519,3612 6566,3613 6578,3619 6638,3621 6674,3622 6767,3628 6887,3633 7055,3641 7067,3641 7079,3659 7102,3659 7113,3784 7125,3784 7136,4237 7160,4237 7183,5368 7207,5368 7219,6172 7229,6172 7242,7829 7265,7829 7278,9057 7289,9498 7313,9498 7324,9777 7348,9777 7359,9491 7382,9491 7394,9206 7406,9206 7418,9018 7440,9018 7452,9026 7474,9026 7497,9501 7520,9501 7532,9849 7555,9849 7567,10065 7579,10065 7592,10037 7617,10037 7628,9857 7651,9857 7663,9699 7677,9699 7706,9602 7768,9528 7798,9432 7833,9260 7987,8272 8019,8232 8050,8112 8075,7956 8095,7741 8113,7741 8129,7447 8144,7367 8158,7367 8174,7003 8183,7003 8195,6483 8219,6483 8230,5767 8254,5767 8266,4993 8277,4993 8290,4228 8313,4228 8325,3282 8349,3282 8362,2136 8373,2136 8385,926 8409,926 8421,294 8433,103 8456,103 8468,0 8480,0 8493,218 8505,254 8516,254 8528,390 8552,390 8564,476 8589,476 8599,526 8623,526 8635,542 8647,542 8658,563 8682,563 8694,588 8706,594 8719,594 8730,620 8753,620 8766,680 8777,680 8791,798 8814,798 8826,905 8840,954 8862,954 8873,1018 8885,1018 8898,1075 8922,1075 8935,1093 8959,1099 8995,1104 9019,1106 9065,1110 9102,1115 9162,1116 9186,1121 9255,1124 9407,1135 9631,1141 9692,1147 9703,1243 9728,1243 9740,1603 9764,1603 9774,2390 9786,2390 9798,3837 9822,3837 9834,6298 9856,6298 9867,8781 9881,9161 9901,9161 9912,10082 9924,10082 9937,9864 9958,9864 9969,9350 9993,9350 10007,9052 10027,9052 10040,8909 10050,8909 10063,8927 10087,8927 10099,9218 10121,9218 10131,9622 10143,9678 10167,9678 10178,9806 10189,9806 10201,9824 10226,9824 10236,9712 10259,9712 10271,9555 10282,9532 10307,9532 10317,9478 10328,9478 10341,9452 10364,9452 10386,9425 10410,9425 10422,9340 10444,9340 10456,9160 10467,9160 10482,8880 10513,8880 10526,8555 10536,8555 10547,8167 10570,8167 10582,7668 10595,7539 10616,7539 10628,6876 10653,6876 10665,5639 10678,5639 10689,4745 10712,4745 10725,3269 10750,3269 10761,2158 10786,2158 10798,1868 10812,1868 10826,2032 10849,2032 10859,2291 10872,2338 10895,2338 10906,2478 10918,2478 10928,2633 10952,2633 10964,2804 10986,2804 10998,2939 11010,2953 11023,2953 11035,3021 11058,3021 11069,3081 11092,3081 11103,3131 11114,3147 11137,3147 11149,3193 11172,3193 11183,3220 11206,3220 11217,3228 11264,3229 11286,3235 11299,3235 11323,3240 11382,3245 11404,3249 11578,3262 11658,3265 11682,3268 11832,3273 12012,3285 12022,3295 12045,3295 12058,3509 12081,3509 12093,3993 12115,3993 12129,4673 12139,4673 12151,5713 12173,5713 12185,6797 12198,7375 12218,7375 12230,8505 12253,8505 12263,9334 12277,9334 12289,9548 12311,9548 12323,9306 12345,9306 12357,9064 12369,9064 12382,8890 12405,8890 12418,9012 12429,9188 12454,9188 12466,9660 12490,9660 12502,10036 12514,10036 12526,10170 12551,10170 12561,9995 12586,9995 12598,9815 12610,9815 12620,9682 12643,9682 12655,9634 12666,9618 12689,9618 12700,9603 12723,9603 12734,9558 12757,9558 12769,9359 12781,9306 12792,9306 12803,9113 12827,9113 12840,8657 12862,8657 12873,8140 12886,8043 12897,8043 12909,7722 12931,7722 12942,7235 12964,7235 12978,6585 13000,6585 13012,5369 13024,5369 13035,4211 13046,3690 13070,3690 13082,2832 13104,2832 13116,2291 13140,2291 13153,2170 13163,2170 13176,2408 13200,2408 13212,2624 13234,2624 13246,2922 13269,2922 13280,3147 13291,3184 13303,3184 13314,3312 13335,3312 13347,3418 13370,3418 13381,3496 13403,3496 13415,3545 13439,3545 13449,3579 13473,3579 13487,3597 13509,3597 13519,3616 13542,3616 13555,3624 13577,3624 13589,3633 13612,3633 13624,3640 13635,3640 13646,3651 13670,3651 13693,3659 13706,3659 13718,3665 13801,3669 13825,3675 13872,3676 13896,3681 13920,3683 14013,3688 14070,3694 14164,3699 14294,3702 14342,3706 14355,3706 14367,3714 14390,3714 14402,3798 14425,3798 14439,4156 14448,4156 14459,4739 14473,5151 14496,5151 14515,6181 14537,6181 14549,7564 14562,7564 14572,8874 14594,8874 14606,9660 14629,9660 14642,9700 14664,9700 14676,9303 14687,9303 14699,9063 14722,8992 14734,8992 14746,8975 14770,8975 14782,9165 14793,9165 14805,9635 14829,9635 14842,9956 14853,10070 14911,10074 14922,9890 14934,9890 14945,9755 14970,9755 14982,9660 15005,9660 15017,9610 15028,9610 15041,9582 15063,9582 15074,9524 15098,9524 15108,9299 15120,9233 15144,9233 15156,8937 15179,8937 15190,8549 15202,8549 15214,8134 15237,8134 15250,7692 15273,7692 15285,7086 15307,7086 15320,6180 15331,5934 15344,5934 15355,5141 15380,5141 15391,3899 15416,3899 15428,3010 15441,2830 15452,2830 15464,2284 15488,2284 15500,1826 15523,1826 15535,2022 15547,2089 15571,2089 15583,2297 15594,2297 15607,2490 15618,2525 15630,2525 15642,2640 15666,2640 15678,2789 15701,2789 15713,2936 15724,2963 15749,2963 15761,3052 15773,3052 15787,3137 15809,3137 15822,3196 15833,3214 15857,3214 15869,3231 15891,3231 15903,3244 15915,3244 15927,3252 15987,3258 15999,3264 16049,3267 16073,3273 16157,3277 16180,3281 16230,3283 16734,3304 16746,3390 16772,3390 16782,3839 16794,3973 16817,3973 16829,4637 16841,4637 16851,5507 16875,5507 16886,6549 16908,6549 16921,7695 16944,7695 16954,8877 16977,8877 16988,9537 17010,9537 17022,9320 17033,9262 17045,9262 17057,9081 17079,9081 17090,8914 17117,8914 17127,9026 17150,9026 17162,9621 17186,9621 17197,10037 17221,10037 17234,10197 17256,10197 17267,9993 17291,9993 17302,9820 17325,9820 17336,9680 17348,9680 17360,9623 17372,9609 17394,9609 17407,9582 17429,9582 17439,9504 17463,9504 17475,9340 17487,9340 17499,9111 17521,9111 17533,8697 17556,8697 17567,8266 17578,8029 17602,8029 17614,7559 17636,7559 17648,7037 17672,7037 17682,6359 17706,6359 17721,5176 17733,5176 17743,4156 17757,3719 17778,3719 17790,2976 17802,2976 17817,2246 17837,2246 17849,1698 17873,1698 17886,1595 17909,1595 17921,1892 17933,1948 17957,1948 17967,2096 17979,2096 17991,2263 18014,2263 18024,2444 18048,2444 18060,2592 18071,2617 18093,2617 18105,2695 18127,2695 18139,2849 18151,2849 18163,2944 18174,2985 18196,2985 18208,3034 18232,3034 18241,3067 18264,3067 18276,3082 18290,3082 18310,3094 18370,3097 18381,3108 18404,3108 18416,3118 18451,3121 18842,3156 18959,3160 19008,3166 19031,3163 19042,3163 19054,3178 19066,3178 19079,3347 19103,3347 19115,3786 19138,3786 19149,4504 19161,4504 19173,5556 19198,5556 19208,6611 19220,7183 19244,7183 19255,8092 19279,8092 19290,9246 19303,9246 19314,9456 19326,9362 19351,9362 19362,9120 19384,9120 19396,8922 19409,8922 19420,8857 19444,8857 19455,9018 19481,9018 19492,9575 19516,9575 19527,10077 19539,10138 19565,10138 19577,10145 19589,10145 19600,9909 19627,9909 19640,9699 19665,9699 19678,9584 19690,9575 19703,9575 19714,9551 19739,9551 19751,9528 19764,9528 19788,9366 19812,9366 19823,9210 19849,9210 19861,8843 19874,8843 19886,8374 19900,8274 19912,8274 19926,7890 19950,7890 19963,7529 19977,7529 19990,7084 20014,7084 20027,6486 20041,6486 20055,5361 20082,5361 20095,4053 20108,3826 20122,3826 20135,3028 20162,3028 20176,2600 20189,2600 20200,2558 20225,2558 20238,2790 20250,2790 20262,3009 20286,3009 20303,3239 20310,3239 20322,3420 20347,3420 20357,3569 20381,3569 20393,3684 20417,3684 20428,3732 20452,3732 20464,3784 20488,3784 20499,3820 20557,3823 20593,3835 20651,3840 20676,3846 20700,3846 20712,3853 20762,3855 20785,3859 20871,3864 20918,3867 20976,3871 20998,3874 21033,3876 21056,3880 21205,3885 21240,3886 21451,3893 21486,3899 21499,3942 21523,3942 21533,4162 21555,4162 21567,4685 21590,4685 21601,5592 21624,5592 21636,7098 21658,7098 21670,8785 21681,9066 21693,9066 21706,9646 21727,9646 21738,9702 21762,9702 21772,9381 21786,9254 21808,9254 21821,9122 21843,9122 21854,9087 21866,9087 21879,9272 21901,9414 21925,9414 21936,9713 21947,9713 21958,9915 21982,9915 21994,9945 22019,9945 22028,9758 22042,9728 22055,9728 22064,9659 22087,9659 22099,9593 22122,9593 22134,9543 22158,9543 22167,9435 22191,9435 22202,9309 22226,9309 22237,9015 22249,9015 22260,8674 22283,8484 22295,8484 22307,8189 22330,8189 22342,7684 22367,7684 22379,6912 22403,6912 22415,6114 22440,6114 22453,5062 22465,5062 22478,3939 22503,3939 22515,3108 22539,3108 22551,2556 22563,2556 22574,2537 22586,2668 22611,2668 22624,2837 22636,2837 22651,3120 22674,3120 22685,3347 22697,3385 22710,3385 22722,3509 22745,3509 22757,3598 22780,3598 22792,3646 22815,3646 22827,3676 22839,3676 22850,3693 22873,3693 22884,3705 22909,3705 22920,3713 22955,3718 22978,3721 22988,3721 23036,3737 23096,3742 23129,3750 23200,3755 23224,3759 23329,3762 23352,3766 23467,3772 23489,3773 23676,3778 23809,3783 23821,3793 23845,3793 23857,3895 23869,3943 23881,3943 23893,4311 23917,4311 23929,5049 23952,5049 23965,6105 23989,6105 24001,7497 24014,7497 24026,9160 24050,9160 24062,9806 24074,9790 24086,9790 24101,9562 24122,9562 24135,9204 24157,9204 24169,9028 24182,9016 24196,9016 24209,9074 24233,9074 24245,9303 24269,9303 24282,9688 24295,9688 24307,9905 24318,9936 24343,9936 24354,9964 24367,9964 24379,9813 24403,9813 24415,9669 24439,9669 24451,9586 24474,9586 24486,9555 24510,9555 24522,9520 24544,9520 24556,9425 24570,9425 24585,9203 24603,9203 24615,8943 24627,8771 24652,8771 24662,8406 24688,8406 24702,8028 24712,8028 24724,7631 24747,7631 24759,7174 24783,7174 24796,6329 24808,6329 24820,5319 24833,4779 24858,4779 24870,4008 24882,4008 24895,3031 24918,3031 24930,2311 24942,2207 24967,2207 24979,2100 24990,2100 25002,2356 25026,2356 25038,2620 25060,2620 25072,2803 25083,2876 25106,2876 25118,2976 25142,2976 25153,3118 25165,3118 25176,3216 25188,3252 25211,3252 25222,3306 25244,3306 25256,3347 25280,3347 25290,3383 25314,3383 25326,3402 25349,3402 25361,3412 25385,3412 25397,3423 25410,3423 25434,3427 25446,3427 25458,3436 25519,3439 25530,3445 25578,3449 25602,3457 25662,3460 25686,3463 25725,3466 25769,3469 25804,3474 25852,3475 26004,3480 26028,3484 26171,3487 26195,3491 26206,3491 26217,3541 26241,3541 26252,3873 26275,3873 26287,4483 26298,4657 26310,4657 26323,5230 26345,5230 26357,6648 26382,6648 26392,8286 26405,8623 26416,8623 26428,9383 26450,9383 26462,9737 26488,9737 26497,9371 26510,9306 26531,9306 26542,9104 26556,9104 26565,8944 26589,8944 26613,9316 26638,9316 26649,9759 26661,9759 26673,10109 26697,10109 26710,10132 26733,10132 26745,9926 26757,9926 26769,9782 26792,9782 26804,9678 26827,9678 26840,9615 26850,9615 26875,9562 26899,9562 26911,9436 26934,9436 26947,9224 26958,9224 26970,8976 26993,8976 27005,8665 27029,8665 27041,8250 27053,8250 27064,7801 27088,7801 27100,7336 27124,7336 27135,6795 27148,6795 27160,5759 27185,5759 27198,4387 27210,4104 27236,4104 27248,3184 27259,3184 27271,2508 27296,2508 27307,2185 27334,2185 27345,2327 27369,2327 27380,2636 27394,2636 27405,2916 27429,2916 27441,3095 27453,3177 27476,3177 27488,3289 27500,3289 27512,3375 27536,3375 27547,3437 27572,3437 27585,3484 27596,3484 27607,3520 27631,3520 27643,3540 27666,3540 27678,3547 27689,3547 27702,3557 27727,3557 27737,3567 27945,3597 28068,3606 28089,3609 28137,3613 28160,3616 28208,3619 28426,3635 28558,3636 28581,3640 28594,3653 28606,3653 28621,3751 28651,3751 28665,4024 28678,4024 28691,4570 28715,4570 28727,5427 28738,5427 28750,6827 28773,6827 28784,8133 28795,8729 28819,8729 28830,9483 28853,9483 28865,9556 28877,9556 28889,9275 28912,9275 28923,9045 28946,9045 28956,8908 28980,8908 28991,8979 29003,8979 29016,9292 29038,9292 29050,9695 29074,9695 29087,10035 29098,10035 29109,10064 29135,9976 29149,9976 29159,9838 29181,9838 29193,9708 29205,9708 29217,9621 29241,9621 29252,9578 29276,9578 29290,9509 29301,9482 29324,9482 29336,9311 29359,9311 29371,9084 29382,9084 29394,8778 29417,8778 29429,8409 29452,8409 29463,8032 29487,8032 29499,7527 29510,7527 29533,6760 29558,6760 29570,5935 29593,5935 29605,4860 29617,4860 29629,3849 29652,3849 29665,3126 29688,3126 29700,2639 29711,2639 29725,2430 29748,2430 29760,2684 29772,2732 29795,2732 29807,2916 29819,2916 29830,3157 29853,3157 29867,3343 29878,3376 29902,3376 29914,3451 29925,3451 29937,3527 29961,3527 29974,3575 29996,3575 30009,3617 30023,3617 30033,3637 30057,3642 30068,3642 30080,3653 30104,3653 30139,3665 30164,3665 30176,3672 30201,3672 30214,3682 30236,3682 30250,3690 30299,3693 30322,3695 30371,3697 30407,3703 30430,3703 30443,3711 30560,3713 30583,3717 30655,3718 30678,3721 30797,3724 30821,3727 30939,3732 30963,3735 30975,3735 30988,3742 31010,3742 31024,3840 31034,3840 31046,4144 31069,4144 31081,4841 31105,4841 31118,6189 31132,6189 31141,7590 31152,7935 31177,7935 31189,9200 31212,9200 31226,9748 31236,9748 31247,9622 31270,9622 31283,9310 31306,9310 31318,9048 31330,9048 31344,9009 31353,9066 31377,9066 31390,9258 31413,9258 31425,9689 31437,9689 31449,9999 31462,10086 31487,10086 31497,10054 31521,10054 31533,9866 31556,9866 31568,9714 31592,9714 31604,9626 31616,9615 31626,9615 31638,9581 31661,9581 31673,9525 31696,9525 31707,9362 31731,9362 31742,9129 31765,9129 31777,8767 31789,8767 31801,8388 31823,8159 31835,8159 31847,7840 31869,7840 31881,7395 31893,7395 31906,6699 31928,6699 31940,5607 31952,5325 31975,5325 31987,4213 32010,4213 32021,3337 32033,3337 32045,2668 32056,2544 32067,2544 32080,2239 32104,2239 32114,2178 32139,2178 32152,2496 32164,2558 32189,2558 32201,2773 32212,2773 32223,2942 32247,2942 32260,3107 32282,3107 32293,3225 32305,3243 32328,3243 32340,3309 32352,3309 32363,3359 32388,3359 32399,3390 32413,3390 32424,3412 32448,3412 32460,3425 32483,3425 32495,3433 32519,3433 32531,3447 32543,3447 32556,3457 32581,3457 32594,3469 32837,3501 32872,3504 32896,3508 32990,3514 33037,3521 33085,3522 33109,3526 33182,3528 33206,3534 33340,3540 33351,3561 33363,3612 33386,3612 33398,3845 33422,3845 33433,4285 33457,4285 33468,5013 33482,5013 33492,6027 33514,6027 33527,7651 33550,7651 33562,9230 33574,9444 33584,9444 33597,9755 33620,9755 33633,9569 33654,9569 33666,9274 33690,9274 33701,9012 33713,9012 33725,9027 33737,9156 33761,9156 33773,9471 33797,9471 33808,9996 33821,9996 33833,10212 33847,10174 33869,10174 33885,9969 33907,9969 33919,9784 33929,9784 33941,9707 33965,9707 33977,9628 34000,9628 34012,9587 34024,9573 34048,9573 34058,9473 34082,9473 34094,9285 34105,9285 34116,9041 34140,9041 34151,8736 34176,8736 34187,8236 34210,8236 34223,7667 34234,7560 34247,7560 34257,7069 34281,7069 34293,6435 34319,6435 34330,5567 34347,5567 34355,4458 34379,4458 34391,3291 34414,3291 34426,2714 34438,2678 34450,2678 34462,2731 34486,2731 34498,2992 34522,2992 34535,3262 34547,3306 34561,3306 34572,3444 34596,3444 34609,3633 34621,3633 34633,3769 34656,3769 34669,3850 34682,3874 34695,3874 34707,3903 34730,3903 34742,3940 34767,3940 34780,3971 34794,3971 34804,3985 34830,3990 34865,3994 34890,3999 34901,3999 34914,4005 34939,4005 34951,4011 35015,4013 35041,4017 35140,4023 35187,4025 35248,4027 35272,4030 35370,4032 35491,4035 35515,4037 35654,4038">
          <text:p/>
        </draw:polyline>
        <draw:line draw:style-name="gr11" draw:text-style-name="P2" draw:layer="layout" svg:x1="4.442cm" svg:y1="18.029cm" svg:x2="40.095cm" svg:y2="18.029cm">
          <text:p/>
        </draw:line>
        <draw:line draw:style-name="gr7" draw:text-style-name="P2" draw:layer="layout" svg:x1="4.215cm" svg:y1="25.527cm" svg:x2="40.482cm" svg:y2="25.51cm">
          <text:p/>
        </draw:line>
        <draw:frame draw:style-name="gr12" draw:text-style-name="P5" draw:layer="layout" svg:width="11.601cm" svg:height="1.644cm" draw:transform="rotate (1.5707963267949) translate (0.659cm 24.761cm)">
          <draw:text-box>
            <text:p text:style-name="P4"><text:span text:style-name="T1">Distance z[mm]</text:span></text:p>
          </draw:text-box>
        </draw:frame>
        <draw:frame draw:style-name="gr13" draw:text-style-name="P10" draw:layer="layout" svg:width="1.179cm" svg:height="11.881cm" svg:x="2.603cm" svg:y="0.752cm">
          <draw:text-box>
            <text:p text:style-name="P6"><text:span text:style-name="T2">0</text:span></text:p>
            <text:p text:style-name="P7"><text:span text:style-name="T2"/></text:p>
            <text:p text:style-name="P8"><text:span text:style-name="T2">-4</text:span></text:p>
            <text:p text:style-name="P9"><text:span text:style-name="T2"/></text:p>
            <text:p text:style-name="P7"><text:span text:style-name="T2">-8</text:span></text:p>
          </draw:text-box>
        </draw:frame>
        <draw:frame draw:style-name="gr14" draw:text-style-name="P16" draw:layer="layout" svg:width="1.977cm" svg:height="11.856cm" svg:x="2.365cm" svg:y="13.686cm">
          <draw:text-box>
            <text:p text:style-name="P11"><text:span text:style-name="T2"><text:s/></text:span><text:span text:style-name="T2">4</text:span></text:p>
            <text:p text:style-name="P12"><text:span text:style-name="T2"><text:s/></text:span></text:p>
            <text:p text:style-name="P13"><text:span text:style-name="T2"><text:s/></text:span><text:span text:style-name="T2">0</text:span></text:p>
            <text:p text:style-name="P14"><text:span text:style-name="T2"/></text:p>
            <text:p text:style-name="P15"><text:span text:style-name="T2">-4</text:span></text:p>
            <text:p text:style-name="P15"><text:span text:style-name="T2"/></text:p>
            <text:p text:style-name="P14"><text:span text:style-name="T2">-8</text:span></text:p>
          </draw:text-box>
        </draw:frame>
        <draw:frame draw:style-name="gr15" draw:text-style-name="P17" draw:layer="layout" svg:width="36.76cm" svg:height="1.619cm" svg:x="4.399cm" svg:y="12.645cm">
          <draw:text-box>
            <text:p><text:span text:style-name="T2">0 <text:s text:c="16"/>10 <text:s text:c="15"/>20 <text:s text:c="16"/>30 <text:s text:c="15"/>40 <text:s text:c="15"/>50</text:span></text:p>
          </draw:text-box>
        </draw:frame>
        <draw:line draw:style-name="gr16" draw:text-style-name="P18" draw:layer="layout" svg:x1="6.786cm" svg:y1="1.197cm" svg:x2="6.788cm" svg:y2="25.526cm">
          <text:p/>
        </draw:line>
        <draw:line draw:style-name="gr16" draw:text-style-name="P18" draw:layer="layout" svg:x1="9.073cm" svg:y1="1.197cm" svg:x2="9.074cm" svg:y2="25.526cm">
          <text:p/>
        </draw:line>
        <draw:frame draw:style-name="gr17" draw:text-style-name="P19" draw:layer="layout" svg:width="5.715cm" svg:height="3.237cm" svg:x="5.612cm" svg:y="27.106cm">
          <draw:text-box>
            <text:p><text:span text:style-name="T3">T=3.12 s</text:span></text:p>
          </draw:text-box>
        </draw:frame>
        <draw:line draw:style-name="gr18" draw:text-style-name="P18" draw:layer="layout" svg:x1="6.755cm" svg:y1="25.527cm" svg:x2="5.358cm" svg:y2="27.237cm">
          <text:p/>
        </draw:line>
        <draw:line draw:style-name="gr18" draw:text-style-name="P18" draw:layer="layout" svg:x1="9.168cm" svg:y1="25.527cm" svg:x2="10.438cm" svg:y2="27.237cm">
          <text:p/>
        </draw:line>
        <draw:frame draw:style-name="gr15" draw:text-style-name="P17" draw:layer="layout" svg:width="36.76cm" svg:height="1.619cm" svg:x="4.088cm" svg:y="25.395cm">
          <draw:text-box>
            <text:p><text:span text:style-name="T2">0 <text:s text:c="16"/>10 <text:s text:c="15"/>20 <text:s text:c="16"/>30 <text:s text:c="15"/>40 <text:s text:c="15"/>5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stroke-dash24"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006cm" fo:margin-bottom="13.101cm" fo:margin-left="3.58cm" fo:margin-right="14.60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14T13:27:38.773121038</dc:date>
    <meta:editing-duration>PT1H32M19S</meta:editing-duration>
    <meta:editing-cycles>9</meta:editing-cycles>
    <meta:generator>LibreOffice/6.0.7.3$Linux_X86_64 LibreOffice_project/00m0$Build-3</meta:generator>
    <meta:document-statistic meta:object-count="84"/>
  </office:meta>
</office:document-meta>
</file>